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5835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0.5311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1.1457in"/>
    </style:style>
    <style:style style:name="co9" style:family="table-column">
      <style:table-column-properties fo:break-before="auto" style:column-width="7.1874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9689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1.6457in"/>
    </style:style>
    <style:style style:name="co14" style:family="table-column">
      <style:table-column-properties fo:break-before="auto" style:column-width="2.6874in"/>
    </style:style>
    <style:style style:name="co15" style:family="table-column">
      <style:table-column-properties fo:break-before="auto" style:column-width="1.6563in"/>
    </style:style>
    <style:style style:name="co16" style:family="table-column">
      <style:table-column-properties fo:break-before="auto" style:column-width="0.8752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  <style:style style:name="ce2" style:family="table-cell" style:parent-style-name="Normal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fo:font-size="11pt" style:font-name-asian="Iskoola Pota" style:font-size-asian="11pt" style:font-name-complex="Iskoola Pota" style:font-size-complex="11pt"/>
    </style:style>
    <style:style style:name="ce3" style:family="table-cell" style:parent-style-name="Default" style:data-style-name="N61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</office:automatic-styles>
  <office:body>
    <office:spreadsheet>
      <table:calculation-settings table:automatic-find-labels="false" table:use-regular-expressions="false" table:use-wildcards="true"/>
      <table:table table:name="english-grade06-f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1-rev-ep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table:number-columns-repeated="2" table:style-name="ce2" office:value-type="string" calcext:value-type="string">
            <text:p>පුනරීක්ෂණ </text:p>
          </table:table-cell>
          <table:table-cell table:style-name="ce2" office:value-type="string" calcext:value-type="string">
            <text:p>මෙම පුනරීක්ෂණය මඟින් අපේ පැරණි ජීවිතය හා අපේ කීර්තිමත් රජවරු යන පාඩම් ආවරණය කරයි.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1-rev-ep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කීර්තිමත් රජවරු යන පාඩම ආවරණය කරයි.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2-rev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කීර්තිමත් රජවරු හා අපේ සංස්කෘතික උරුම යන පාඩම් ආවරණය කරයි.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2-rev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කීර්තිමත් රජවරු හා අපේ සංස්කෘතික උරුම යන පාඩම් ආවරණය කරයි.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2-rev-ep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කීර්තිමත් අපේ සංස්කෘතික උරුම යන පාඩම්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2-rev-ep1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සංස්කෘතික උරුම යන පාඩම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2-rev-ep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අපේ කීර්තිමත් රජවරු යන පාඩම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3-rev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පසු කාලීන පාලන මධ්‍යස්ථාන පාඩම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3-rev-ep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ඟින් පසු කාලීන පාලන මධ්‍යස්ථාන පාඩම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3-rev-ep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<text:s/>පුනරීක්ෂණය <text:s/>මඟින් පසු කාලීන පාලන මධ්‍යස්ථාන, යුරෝපයේ පැරණි <text:s/>ශිෂ්ටාචාර යන පාඩම් ආවරණය කරයි.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story-07-t3-rev-ep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පුනරීක්ෂණ </text:p>
          </table:table-cell>
          <table:table-cell table:style-name="ce2" office:value-type="string" calcext:value-type="string">
            <text:p>පුනරීක්ෂණ </text:p>
          </table:table-cell>
          <table:table-cell office:value-type="string" calcext:value-type="string">
            <text:p>මෙම <text:s/>පුනරීක්ෂණය මඟින් යුරෝපයේ පැරණි <text:s/>ශිෂ්ටාචාර පාඩම ආවරණය කරයි.</text:p>
          </table:table-cell>
          <table:table-cell table:style-name="ce3"/>
          <table:table-cell table:number-columns-repeated="1013"/>
        </table:table-row>
        <table:table-row table:style-name="ro2" table:number-rows-repeated="14">
          <table:table-cell table:number-columns-repeated="10"/>
          <table:table-cell table:style-name="ce3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08T18:16:01.264018465</dc:date>
    <meta:editing-cycles>19</meta:editing-cycles>
    <meta:editing-duration>PT1H8M21S</meta:editing-duration>
    <meta:document-statistic meta:table-count="1" meta:cell-count="110" meta:object-count="0"/>
  </office:meta>
</office:document-meta>
</file>